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5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4-0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3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2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3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2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1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8688" calcext:value-type="float">
            <text:p>10.8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20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9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8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7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6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5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4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3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5304" calcext:value-type="float">
            <text:p>11.1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9-01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3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2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2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9208" calcext:value-type="float">
            <text:p>11.1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2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2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2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1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1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1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1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0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0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0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1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3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1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1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0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0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0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0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10-0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09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09-29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09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09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09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8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3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2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7-01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3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0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0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0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0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2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2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2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2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2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2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2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2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2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1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1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16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14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13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12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1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09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08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0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6304" calcext:value-type="float">
            <text:p>11.5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0584" calcext:value-type="float">
            <text:p>11.5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442489614942</text:p>
          </table:table-cell>
          <table:table-cell office:value-type="string" calcext:value-type="string">
            <text:p>ADFG H-1</text:p>
          </table:table-cell>
          <table:table-cell office:value-type="string" calcext:value-type="string">
            <text:p>2016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422" meta:object-count="0"/>
    <meta:user-defined meta:name="AppVersion">3.0</meta:user-defined>
  </office:meta>
</office:document-meta>
</file>